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/>
    </style:style>
    <style:style style:name="P5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CRIPCIÓN DE PAUTAS SEO AGREGADAS AL SITIO</text:p>
      <text:p text:style-name="P1"/>
      <text:p text:style-name="P2"/>
      <text:p text:style-name="P2">Para mejorar el posicionamiento del sitio web en elaboración he incluido las siguientes pautas en cada una de las páginas que lo componen:</text:p>
      <text:p text:style-name="P2"/>
      <text:p text:style-name="P1">index.html</text:p>
      <text:p text:style-name="P2"/>
      <text:list xml:id="list1099001322" text:style-name="WWNum2">
        <text:list-item>
          <text:p text:style-name="P3">Descripción: Elaboramos postres, dulces, y cualquier otra especialidad culinaria bajo pedido.</text:p>
        </text:list-item>
        <text:list-item>
          <text:p text:style-name="P3">Palabras claves: postres, exquisiteces, crema pastelera, hojaldre, hojaldre de chocolate.</text:p>
        </text:list-item>
        <text:list-item>
          <text:p text:style-name="P3">Título h1: Nuestros postres más pedidos</text:p>
        </text:list-item>
      </text:list>
      <text:p text:style-name="P2"/>
      <text:p text:style-name="P1">novedades.html</text:p>
      <text:p text:style-name="P2"/>
      <text:list xml:id="list2324232724" text:style-name="WWNum1">
        <text:list-item>
          <text:p text:style-name="P4">Descripción: Incluimos regularmente nuevos postres ideados para ofrecer una amplia gama de selección.</text:p>
        </text:list-item>
        <text:list-item>
          <text:p text:style-name="P4">Palabras claves: profiteroles, cheesecake, vainilla, maracuyá</text:p>
        </text:list-item>
        <text:list-item>
          <text:p text:style-name="P4">Título h1: Nuevas golosinas.</text:p>
        </text:list-item>
      </text:list>
      <text:p text:style-name="P2"/>
      <text:p text:style-name="P1">Productos.html</text:p>
      <text:p text:style-name="P2"/>
      <text:list xml:id="list125310655825361" text:continue-numbering="true" text:style-name="WWNum1">
        <text:list-item>
          <text:p text:style-name="P4">Descripción: Lista de productos con imágenes, descripción y precios.</text:p>
        </text:list-item>
        <text:list-item>
          <text:p text:style-name="P4">Palabras claves: profiteroles, cheesecake, milhojas,surtidos, brownies, saladitos, pastel, queso, jamón.</text:p>
        </text:list-item>
      </text:list>
      <text:p text:style-name="P5"/>
      <text:p text:style-name="P2"/>
      <text:p text:style-name="P1">OrdenaAqui.html</text:p>
      <text:p text:style-name="P2"/>
      <text:list xml:id="list125311040187991" text:continue-numbering="true" text:style-name="WWNum1">
        <text:list-item>
          <text:p text:style-name="P4"><text:soft-page-break/>Descripción: Formulario para selección de productos, información de envío y compra.</text:p>
        </text:list-item>
        <text:list-item>
          <text:p text:style-name="P4">Palabras claves: cubierta, fresa, mora, mango, crema, especial, relleno, sabores, normal, térmico.</text:p>
        </text:list-item>
        <text:list-item>
          <text:p text:style-name="P4">Título h6: Datos personales, postres, sabores de cubierta, rellenos diferentes sabores, tipo de envoltorio.</text:p>
        </text:list-item>
      </text:list>
      <text:p text:style-name="P2"/>
      <text:p text:style-name="P1">QuienesSomos.html</text:p>
      <text:p text:style-name="P2"/>
      <text:list xml:id="list125311312145736" text:continue-numbering="true" text:style-name="WWNum1">
        <text:list-item>
          <text:p text:style-name="P4">Descripción: Exposición de nuestro motivo y procesos en la elaboración de nuestros productos.</text:p>
        </text:list-item>
        <text:list-item>
          <text:p text:style-name="P4">Palabras claves: repostería, artesanal, prima, higiene, innovación, pasión. </text:p>
        </text:list-item>
      </text:list>
      <text:p text:style-name="P2"/>
      <text:p text:style-name="P1">Contactanos.html</text:p>
      <text:p text:style-name="P2"/>
      <text:list xml:id="list125311461352089" text:continue-numbering="true" text:style-name="WWNum1">
        <text:list-item>
          <text:p text:style-name="P4">Descripción: Diversas formas de entrar en contacto.</text:p>
        </text:list-item>
        <text:list-item>
          <text:p text:style-name="P4">Palabras claves: comunicarte, medios, ubicación, opinión.</text:p>
        </text:list-item>
        <text:list-item>
          <text:p text:style-name="P4">Título h6: medios sociales, teléfonos.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197" meta:character-count="1471" meta:non-whitespace-character-count="1313"/>
    <meta:generator>LibreOfficeDev/6.0.5.2$Linux_X86_64 LibreOffice_project/</meta:generator>
  </office:meta>
</office:document-meta>
</file>